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font-size="9pt" officeooo:paragraph-rsid="00b139b6" style:font-size-asian="9pt" style:font-size-complex="9pt"/>
    </style:style>
    <style:style style:name="P2" style:family="paragraph" style:parent-style-name="Standard">
      <style:text-properties fo:font-weight="bold" officeooo:rsid="0012529a" officeooo:paragraph-rsid="0012529a" style:font-weight-asian="bold" style:font-weight-complex="bold"/>
    </style:style>
    <style:style style:name="P3" style:family="paragraph" style:parent-style-name="Standard">
      <style:text-properties fo:font-weight="bold" officeooo:rsid="0012529a" officeooo:paragraph-rsid="0015e9a5" style:font-weight-asian="bold" style:font-weight-complex="bold"/>
    </style:style>
    <style:style style:name="P4" style:family="paragraph" style:parent-style-name="Standard">
      <style:text-properties fo:font-weight="bold" officeooo:rsid="0012529a" officeooo:paragraph-rsid="0139dafb" style:font-weight-asian="bold" style:font-weight-complex="bold"/>
    </style:style>
    <style:style style:name="P5" style:family="paragraph" style:parent-style-name="Standard">
      <style:text-properties fo:font-weight="bold" officeooo:rsid="00e2e790" officeooo:paragraph-rsid="00e2e790" style:font-weight-asian="bold" style:font-weight-complex="bold"/>
    </style:style>
    <style:style style:name="P6" style:family="paragraph" style:parent-style-name="Standard">
      <style:text-properties fo:font-weight="bold" officeooo:rsid="00e2e790" officeooo:paragraph-rsid="01194e8f" style:font-weight-asian="bold" style:font-weight-complex="bold"/>
    </style:style>
    <style:style style:name="P7" style:family="paragraph" style:parent-style-name="Standard">
      <style:text-properties fo:font-weight="bold" officeooo:rsid="01194e8f" officeooo:paragraph-rsid="01194e8f" style:font-weight-asian="bold" style:font-weight-complex="bold"/>
    </style:style>
    <style:style style:name="P8" style:family="paragraph" style:parent-style-name="Standard">
      <style:text-properties fo:font-weight="normal" officeooo:rsid="0012529a" officeooo:paragraph-rsid="0015e9a5" style:font-weight-asian="normal" style:font-weight-complex="normal"/>
    </style:style>
    <style:style style:name="P9" style:family="paragraph" style:parent-style-name="Standard">
      <style:text-properties fo:font-weight="normal" officeooo:rsid="00c704cb" officeooo:paragraph-rsid="00c704cb" style:font-weight-asian="normal" style:font-weight-complex="normal"/>
    </style:style>
    <style:style style:name="P10" style:family="paragraph" style:parent-style-name="Standard">
      <style:text-properties fo:font-weight="normal" officeooo:rsid="00c704cb" officeooo:paragraph-rsid="01184aba" style:font-weight-asian="normal" style:font-weight-complex="normal"/>
    </style:style>
    <style:style style:name="P11" style:family="paragraph" style:parent-style-name="Standard">
      <style:text-properties fo:font-weight="normal" officeooo:rsid="00ddf4b4" officeooo:paragraph-rsid="00ddf4b4" style:font-weight-asian="normal" style:font-weight-complex="normal"/>
    </style:style>
    <style:style style:name="P12" style:family="paragraph" style:parent-style-name="Standard">
      <style:text-properties fo:font-weight="normal" officeooo:rsid="00ddf4b4" officeooo:paragraph-rsid="01184aba" style:font-weight-asian="normal" style:font-weight-complex="normal"/>
    </style:style>
    <style:style style:name="P13" style:family="paragraph" style:parent-style-name="Standard">
      <style:text-properties fo:font-weight="normal" officeooo:rsid="011fc463" officeooo:paragraph-rsid="011fc463" style:font-weight-asian="normal" style:font-weight-complex="normal"/>
    </style:style>
    <style:style style:name="P14" style:family="paragraph" style:parent-style-name="Standard">
      <style:text-properties officeooo:paragraph-rsid="001a64a3"/>
    </style:style>
    <style:style style:name="P15" style:family="paragraph" style:parent-style-name="Standard">
      <style:text-properties officeooo:rsid="002a5763"/>
    </style:style>
    <style:style style:name="P16" style:family="paragraph" style:parent-style-name="Standard">
      <style:text-properties officeooo:rsid="002a5763" officeooo:paragraph-rsid="002a5763"/>
    </style:style>
    <style:style style:name="P17" style:family="paragraph" style:parent-style-name="Standard">
      <style:text-properties officeooo:rsid="002a5763" officeooo:paragraph-rsid="0060c729"/>
    </style:style>
    <style:style style:name="P18" style:family="paragraph" style:parent-style-name="Standard">
      <style:text-properties officeooo:rsid="002a5763" officeooo:paragraph-rsid="01184aba"/>
    </style:style>
    <style:style style:name="P19" style:family="paragraph" style:parent-style-name="Standard">
      <style:text-properties officeooo:rsid="002a5763" officeooo:paragraph-rsid="01194e8f"/>
    </style:style>
    <style:style style:name="P20" style:family="paragraph" style:parent-style-name="Standard">
      <style:text-properties officeooo:paragraph-rsid="0030daff"/>
    </style:style>
    <style:style style:name="P21" style:family="paragraph" style:parent-style-name="Standard">
      <style:text-properties officeooo:paragraph-rsid="00399f9c"/>
    </style:style>
    <style:style style:name="P22" style:family="paragraph" style:parent-style-name="Standard">
      <style:text-properties officeooo:rsid="00428102" officeooo:paragraph-rsid="00428102"/>
    </style:style>
    <style:style style:name="P23" style:family="paragraph" style:parent-style-name="Standard">
      <style:text-properties officeooo:rsid="004dbc30" officeooo:paragraph-rsid="004d4dd8"/>
    </style:style>
    <style:style style:name="P24" style:family="paragraph" style:parent-style-name="Standard">
      <style:text-properties officeooo:rsid="0060c729" officeooo:paragraph-rsid="0060c729"/>
    </style:style>
    <style:style style:name="P25" style:family="paragraph" style:parent-style-name="Standard">
      <style:text-properties officeooo:rsid="00589362" officeooo:paragraph-rsid="008fc814"/>
    </style:style>
    <style:style style:name="P26" style:family="paragraph" style:parent-style-name="Standard">
      <style:text-properties officeooo:paragraph-rsid="00b93dac"/>
    </style:style>
    <style:style style:name="P27" style:family="paragraph" style:parent-style-name="Standard">
      <style:text-properties officeooo:rsid="00985d1c" officeooo:paragraph-rsid="00985d1c"/>
    </style:style>
    <style:style style:name="P28" style:family="paragraph" style:parent-style-name="Standard">
      <style:text-properties officeooo:rsid="00ce6c0d" officeooo:paragraph-rsid="00ce6c0d"/>
    </style:style>
    <style:style style:name="P29" style:family="paragraph" style:parent-style-name="Standard">
      <style:text-properties officeooo:paragraph-rsid="0012529a"/>
    </style:style>
    <style:style style:name="P30" style:family="paragraph" style:parent-style-name="Standard">
      <style:text-properties officeooo:rsid="00de6f03" officeooo:paragraph-rsid="00de6f03"/>
    </style:style>
    <style:style style:name="P31" style:family="paragraph" style:parent-style-name="Standard">
      <style:text-properties officeooo:rsid="00de6f03" officeooo:paragraph-rsid="01184aba"/>
    </style:style>
    <style:style style:name="P32" style:family="paragraph" style:parent-style-name="Standard">
      <style:paragraph-properties fo:text-align="end" style:justify-single-word="false"/>
      <style:text-properties officeooo:rsid="00e06344" officeooo:paragraph-rsid="00e06344"/>
    </style:style>
    <style:style style:name="P33" style:family="paragraph" style:parent-style-name="Standard">
      <style:paragraph-properties fo:text-align="end" style:justify-single-word="false"/>
      <style:text-properties officeooo:rsid="00e06344" officeooo:paragraph-rsid="01194e8f"/>
    </style:style>
    <style:style style:name="P34" style:family="paragraph" style:parent-style-name="Standard">
      <style:text-properties officeooo:rsid="00241700" officeooo:paragraph-rsid="00241700"/>
    </style:style>
    <style:style style:name="P35" style:family="paragraph" style:parent-style-name="Standard">
      <style:text-properties officeooo:rsid="00e2d4cf" officeooo:paragraph-rsid="00e2d4cf"/>
    </style:style>
    <style:style style:name="P36" style:family="paragraph" style:parent-style-name="Standard">
      <style:text-properties officeooo:rsid="00e2d4cf" officeooo:paragraph-rsid="01194e8f"/>
    </style:style>
    <style:style style:name="P37" style:family="paragraph" style:parent-style-name="Standard">
      <style:text-properties officeooo:rsid="00533de3" officeooo:paragraph-rsid="00533de3"/>
    </style:style>
    <style:style style:name="P38" style:family="paragraph" style:parent-style-name="Standard">
      <style:text-properties officeooo:rsid="00ba51f2" officeooo:paragraph-rsid="00f1a9c6"/>
    </style:style>
    <style:style style:name="P39" style:family="paragraph" style:parent-style-name="Standard">
      <style:text-properties officeooo:rsid="00ba51f2" officeooo:paragraph-rsid="00f91294"/>
    </style:style>
    <style:style style:name="P40" style:family="paragraph" style:parent-style-name="Standard">
      <style:text-properties officeooo:rsid="00ba51f2" officeooo:paragraph-rsid="0125aaeb"/>
    </style:style>
    <style:style style:name="P41" style:family="paragraph" style:parent-style-name="Standard">
      <style:text-properties officeooo:rsid="004d4dd8" officeooo:paragraph-rsid="004d4dd8"/>
    </style:style>
    <style:style style:name="P42" style:family="paragraph" style:parent-style-name="Standard">
      <style:text-properties officeooo:paragraph-rsid="01184aba"/>
    </style:style>
    <style:style style:name="P43" style:family="paragraph" style:parent-style-name="Standard">
      <style:text-properties officeooo:paragraph-rsid="01194e8f"/>
    </style:style>
    <style:style style:name="P44" style:family="paragraph" style:parent-style-name="Standard">
      <style:text-properties officeooo:paragraph-rsid="012c79c3"/>
    </style:style>
    <style:style style:name="P45" style:family="paragraph" style:parent-style-name="Standard">
      <style:text-properties officeooo:paragraph-rsid="0139dafb"/>
    </style:style>
    <style:style style:name="P46" style:family="paragraph" style:parent-style-name="Footnote">
      <style:paragraph-properties fo:margin-left="0cm" fo:margin-right="0cm" fo:text-indent="0cm" style:auto-text-indent="false"/>
    </style:style>
    <style:style style:name="P47" style:family="paragraph" style:parent-style-name="Footnote">
      <style:paragraph-properties fo:margin-left="0cm" fo:margin-right="0cm" fo:text-indent="0cm" style:auto-text-indent="false"/>
      <style:text-properties officeooo:paragraph-rsid="003d135a"/>
    </style:style>
    <style:style style:name="P48"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bold" officeooo:rsid="0012529a" officeooo:paragraph-rsid="00d787c5" style:font-weight-asian="bold" style:font-weight-complex="bold"/>
    </style:style>
    <style:style style:name="P4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d787c5"/>
    </style:style>
    <style:style style:name="P5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4e06a7"/>
    </style:style>
    <style:style style:name="P51" style:family="paragraph" style:parent-style-name="Standard">
      <loext:graphic-properties draw:fill="none"/>
      <style:paragraph-properties fo:margin-left="1cm" fo:margin-right="0cm" fo:text-indent="0cm" style:auto-text-indent="false" fo:background-color="transparent"/>
      <style:text-properties officeooo:paragraph-rsid="00d787c5"/>
    </style:style>
    <style:style style:name="P52"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d787c5"/>
    </style:style>
    <style:style style:name="P53"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20b7bd"/>
    </style:style>
    <style:style style:name="P54" style:family="paragraph" style:parent-style-name="Standard">
      <loext:graphic-properties draw:fill="none"/>
      <style:paragraph-properties fo:margin-left="1cm" fo:margin-right="0cm" fo:text-indent="0cm" style:auto-text-indent="false" fo:background-color="transparent"/>
    </style:style>
    <style:style style:name="P55" style:family="paragraph" style:parent-style-name="Standard">
      <loext:graphic-properties draw:fill="none"/>
      <style:paragraph-properties fo:margin-left="1cm" fo:margin-right="0cm" fo:text-indent="0cm" style:auto-text-indent="false" fo:background-color="transparent"/>
      <style:text-properties officeooo:paragraph-rsid="00b1b9cf"/>
    </style:style>
    <style:style style:name="P56" style:family="paragraph" style:parent-style-name="Standard">
      <loext:graphic-properties draw:fill="none"/>
      <style:paragraph-properties fo:margin-left="1cm" fo:margin-right="0cm" fo:text-indent="0cm" style:auto-text-indent="false" fo:background-color="transparent"/>
      <style:text-properties officeooo:paragraph-rsid="00731f43"/>
    </style:style>
    <style:style style:name="P57" style:family="paragraph" style:parent-style-name="Standard">
      <style:text-properties officeooo:rsid="0060c729" officeooo:paragraph-rsid="01194e8f"/>
    </style:style>
    <style:style style:name="P58" style:family="paragraph" style:parent-style-name="Standard">
      <style:text-properties fo:font-weight="bold" officeooo:rsid="0012529a" officeooo:paragraph-rsid="01194e8f" style:font-weight-asian="bold" style:font-weight-complex="bold"/>
    </style:style>
    <style:style style:name="P59" style:family="paragraph" style:parent-style-name="Standard">
      <style:text-properties fo:font-weight="bold" officeooo:rsid="0012529a" officeooo:paragraph-rsid="00533de3" style:font-weight-asian="bold" style:font-weight-complex="bold"/>
    </style:style>
    <style:style style:name="P60" style:family="paragraph" style:parent-style-name="Standard">
      <style:text-properties fo:font-weight="bold" officeooo:rsid="0012529a" officeooo:paragraph-rsid="0012529a" style:font-weight-asian="bold" style:font-weight-complex="bold"/>
    </style:style>
    <style:style style:name="P61" style:family="paragraph" style:parent-style-name="Standard">
      <style:text-properties fo:font-weight="bold" officeooo:rsid="00241700" officeooo:paragraph-rsid="00241700" style:font-weight-asian="bold" style:font-weight-complex="bold"/>
    </style:style>
    <style:style style:name="P62" style:family="paragraph" style:parent-style-name="Standard">
      <style:text-properties fo:font-weight="bold" officeooo:rsid="00241700" officeooo:paragraph-rsid="0139dafb" style:font-weight-asian="bold" style:font-weight-complex="bold"/>
    </style:style>
    <style:style style:name="P63" style:family="paragraph" style:parent-style-name="Standard">
      <style:text-properties fo:font-style="italic" style:text-underline-style="none" fo:font-weight="bold" officeooo:rsid="0012529a" officeooo:paragraph-rsid="0012529a" style:font-style-asian="italic" style:font-weight-asian="bold" style:font-style-complex="italic" style:font-weight-complex="bold"/>
    </style:style>
    <style:style style:name="T1" style:family="text">
      <style:text-properties fo:font-size="7pt" style:font-size-asian="7pt" style:font-size-complex="7pt"/>
    </style:style>
    <style:style style:name="T2" style:family="text">
      <style:text-properties fo:font-size="7pt" officeooo:rsid="00b139b6" style:font-size-asian="7pt" style:font-size-complex="7pt"/>
    </style:style>
    <style:style style:name="T3" style:family="text">
      <style:text-properties officeooo:rsid="0012529a"/>
    </style:style>
    <style:style style:name="T4" style:family="text">
      <style:text-properties fo:font-weight="normal" style:font-weight-asian="normal" style:font-weight-complex="normal"/>
    </style:style>
    <style:style style:name="T5" style:family="text">
      <style:text-properties officeooo:rsid="001c9571"/>
    </style:style>
    <style:style style:name="T6" style:family="text">
      <style:text-properties officeooo:rsid="001f8b5c"/>
    </style:style>
    <style:style style:name="T7" style:family="text">
      <style:text-properties fo:font-style="italic" style:font-style-asian="italic" style:font-style-complex="italic"/>
    </style:style>
    <style:style style:name="T8" style:family="text">
      <style:text-properties fo:font-style="italic" officeooo:rsid="0030960a" style:font-style-asian="italic" style:font-style-complex="italic"/>
    </style:style>
    <style:style style:name="T9" style:family="text">
      <style:text-properties fo:font-style="italic" officeooo:rsid="007cc1c7" style:font-style-asian="italic" style:font-style-complex="italic"/>
    </style:style>
    <style:style style:name="T10" style:family="text">
      <style:text-properties fo:font-style="italic" officeooo:rsid="011a7ee4" style:font-style-asian="italic" style:font-style-complex="italic"/>
    </style:style>
    <style:style style:name="T11" style:family="text">
      <style:text-properties fo:font-style="italic" officeooo:rsid="011b4a46" style:font-style-asian="italic" style:font-style-complex="italic"/>
    </style:style>
    <style:style style:name="T12" style:family="text">
      <style:text-properties fo:font-style="italic" officeooo:rsid="013e57d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0960a" style:font-style-asian="normal" style:font-style-complex="normal"/>
    </style:style>
    <style:style style:name="T15" style:family="text">
      <style:text-properties fo:font-style="normal" officeooo:rsid="003a6e7c" style:font-style-asian="normal" style:font-style-complex="normal"/>
    </style:style>
    <style:style style:name="T16" style:family="text">
      <style:text-properties fo:font-style="normal" officeooo:rsid="003b93be" style:font-style-asian="normal" style:font-style-complex="normal"/>
    </style:style>
    <style:style style:name="T17" style:family="text">
      <style:text-properties fo:font-style="normal" officeooo:rsid="007cc1c7" style:font-style-asian="normal" style:font-style-complex="normal"/>
    </style:style>
    <style:style style:name="T18" style:family="text">
      <style:text-properties fo:font-style="normal" officeooo:rsid="010a2dbb" style:font-style-asian="normal" style:font-style-complex="normal"/>
    </style:style>
    <style:style style:name="T19" style:family="text">
      <style:text-properties officeooo:rsid="00231679"/>
    </style:style>
    <style:style style:name="T20" style:family="text">
      <style:text-properties officeooo:rsid="00241700"/>
    </style:style>
    <style:style style:name="T21" style:family="text">
      <style:text-properties fo:font-size="10pt" style:font-size-asian="10pt" style:font-size-complex="10pt"/>
    </style:style>
    <style:style style:name="T22" style:family="text">
      <style:text-properties officeooo:rsid="00255fb0"/>
    </style:style>
    <style:style style:name="T23" style:family="text">
      <style:text-properties officeooo:rsid="002866f4"/>
    </style:style>
    <style:style style:name="T24" style:family="text">
      <style:text-properties officeooo:rsid="0030960a"/>
    </style:style>
    <style:style style:name="T25" style:family="text">
      <style:text-properties officeooo:rsid="00330960"/>
    </style:style>
    <style:style style:name="T26" style:family="text">
      <style:text-properties officeooo:rsid="00399f9c"/>
    </style:style>
    <style:style style:name="T27" style:family="text">
      <style:text-properties officeooo:rsid="003eda4f"/>
    </style:style>
    <style:style style:name="T28" style:family="text">
      <style:text-properties officeooo:rsid="003f9df6"/>
    </style:style>
    <style:style style:name="T29" style:family="text">
      <style:text-properties officeooo:rsid="0040a9df"/>
    </style:style>
    <style:style style:name="T30" style:family="text">
      <style:text-properties officeooo:rsid="0042996f"/>
    </style:style>
    <style:style style:name="T31" style:family="text">
      <style:text-properties officeooo:rsid="00446342"/>
    </style:style>
    <style:style style:name="T32" style:family="text">
      <style:text-properties officeooo:rsid="004623ef"/>
    </style:style>
    <style:style style:name="T33" style:family="text">
      <style:text-properties officeooo:rsid="00491570"/>
    </style:style>
    <style:style style:name="T34" style:family="text">
      <style:text-properties officeooo:rsid="004dbc30"/>
    </style:style>
    <style:style style:name="T35" style:family="text">
      <style:text-properties officeooo:rsid="0053be3e"/>
    </style:style>
    <style:style style:name="T36" style:family="text">
      <style:text-properties officeooo:rsid="005a5a90"/>
    </style:style>
    <style:style style:name="T37" style:family="text">
      <style:text-properties officeooo:rsid="005e024b"/>
    </style:style>
    <style:style style:name="T38" style:family="text">
      <style:text-properties officeooo:rsid="0060c729"/>
    </style:style>
    <style:style style:name="T39" style:family="text">
      <style:text-properties officeooo:rsid="006329c4"/>
    </style:style>
    <style:style style:name="T40" style:family="text">
      <style:text-properties officeooo:rsid="0063ec7a"/>
    </style:style>
    <style:style style:name="T41" style:family="text">
      <style:text-properties officeooo:rsid="00654e88"/>
    </style:style>
    <style:style style:name="T42" style:family="text">
      <style:text-properties officeooo:rsid="006d56c8"/>
    </style:style>
    <style:style style:name="T43" style:family="text">
      <style:text-properties officeooo:rsid="0071b794"/>
    </style:style>
    <style:style style:name="T44" style:family="text">
      <style:text-properties officeooo:rsid="00731f43"/>
    </style:style>
    <style:style style:name="T45" style:family="text">
      <style:text-properties officeooo:rsid="008fc814"/>
    </style:style>
    <style:style style:name="T46" style:family="text">
      <style:text-properties officeooo:rsid="00919797"/>
    </style:style>
    <style:style style:name="T47" style:family="text">
      <style:text-properties officeooo:rsid="009fafc8"/>
    </style:style>
    <style:style style:name="T48" style:family="text">
      <style:text-properties officeooo:rsid="00a3757e"/>
    </style:style>
    <style:style style:name="T49" style:family="text">
      <style:text-properties officeooo:rsid="00a696d1"/>
    </style:style>
    <style:style style:name="T50" style:family="text">
      <style:text-properties style:font-name="Liberation Serif1" officeooo:rsid="00b1b9cf" style:font-name-asian="Liberation Serif1" style:font-name-complex="Liberation Serif1"/>
    </style:style>
    <style:style style:name="T51" style:family="text">
      <style:text-properties officeooo:rsid="00b34e51"/>
    </style:style>
    <style:style style:name="T52" style:family="text">
      <style:text-properties officeooo:rsid="00b45249"/>
    </style:style>
    <style:style style:name="T53" style:family="text">
      <style:text-properties officeooo:rsid="00b743b4"/>
    </style:style>
    <style:style style:name="T54" style:family="text">
      <style:text-properties officeooo:rsid="00b93dac"/>
    </style:style>
    <style:style style:name="T55" style:family="text">
      <style:text-properties officeooo:rsid="00b93de6"/>
    </style:style>
    <style:style style:name="T56" style:family="text">
      <style:text-properties officeooo:rsid="00bc1bd7"/>
    </style:style>
    <style:style style:name="T57" style:family="text">
      <style:text-properties officeooo:rsid="00c8c7d0"/>
    </style:style>
    <style:style style:name="T58" style:family="text">
      <style:text-properties officeooo:rsid="00cfdd11"/>
    </style:style>
    <style:style style:name="T59" style:family="text">
      <style:text-properties officeooo:rsid="00d16bbc"/>
    </style:style>
    <style:style style:name="T60" style:family="text">
      <style:text-properties officeooo:rsid="00d50441"/>
    </style:style>
    <style:style style:name="T61" style:family="text">
      <style:text-properties fo:font-weight="bold" style:font-weight-asian="bold" style:font-weight-complex="bold"/>
    </style:style>
    <style:style style:name="T62" style:family="text">
      <style:text-properties fo:font-weight="bold" officeooo:rsid="0012529a" style:font-weight-asian="bold" style:font-weight-complex="bold"/>
    </style:style>
    <style:style style:name="T63" style:family="text">
      <style:text-properties fo:font-weight="bold" officeooo:rsid="00e82aa6" style:font-weight-asian="bold" style:font-weight-complex="bold"/>
    </style:style>
    <style:style style:name="T64" style:family="text">
      <style:text-properties fo:font-weight="bold" officeooo:rsid="00fe59c3" style:font-weight-asian="bold" style:font-weight-complex="bold"/>
    </style:style>
    <style:style style:name="T65" style:family="text">
      <style:text-properties officeooo:rsid="00d9746f"/>
    </style:style>
    <style:style style:name="T66" style:family="text">
      <style:text-properties officeooo:rsid="00dc96c8"/>
    </style:style>
    <style:style style:name="T67" style:family="text">
      <style:text-properties officeooo:rsid="00ddf4b4"/>
    </style:style>
    <style:style style:name="T68" style:family="text">
      <style:text-properties officeooo:rsid="00e2b506"/>
    </style:style>
    <style:style style:name="T69" style:family="text">
      <style:text-properties officeooo:rsid="00efcd3d"/>
    </style:style>
    <style:style style:name="T70" style:family="text">
      <style:text-properties officeooo:rsid="00fe074a"/>
    </style:style>
    <style:style style:name="T71" style:family="text">
      <style:text-properties officeooo:rsid="00ff626f"/>
    </style:style>
    <style:style style:name="T72" style:family="text">
      <style:text-properties officeooo:rsid="0100f150"/>
    </style:style>
    <style:style style:name="T73" style:family="text">
      <style:text-properties officeooo:rsid="010398d0"/>
    </style:style>
    <style:style style:name="T74" style:family="text">
      <style:text-properties officeooo:rsid="0103e44e"/>
    </style:style>
    <style:style style:name="T75" style:family="text">
      <style:text-properties style:text-position="super 58%" officeooo:rsid="0103e44e"/>
    </style:style>
    <style:style style:name="T76" style:family="text">
      <style:text-properties officeooo:rsid="0108feda"/>
    </style:style>
    <style:style style:name="T77" style:family="text">
      <style:text-properties officeooo:rsid="01138707"/>
    </style:style>
    <style:style style:name="T78" style:family="text">
      <style:text-properties officeooo:rsid="011a7ee4"/>
    </style:style>
    <style:style style:name="T79" style:family="text">
      <style:text-properties officeooo:rsid="011ff3b6"/>
    </style:style>
    <style:style style:name="T80" style:family="text">
      <style:text-properties officeooo:rsid="01214167"/>
    </style:style>
    <style:style style:name="T81" style:family="text">
      <style:text-properties officeooo:rsid="01214c2a"/>
    </style:style>
    <style:style style:name="T82" style:family="text">
      <style:text-properties officeooo:rsid="012c6b01"/>
    </style:style>
    <style:style style:name="T83" style:family="text">
      <style:text-properties officeooo:rsid="013063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Xavier Faure</text:p>
      <text:p text:style-name="P17">Enseignant de Lettres Classiques au collège Camille Flammarion <text:span text:style-name="T38">(Val-de-Meuse, 52140)</text:span></text:p>
      <text:p text:style-name="P17"><text:a xlink:type="simple" xlink:href="mailto:xavier.faure@ac-reims.fr" text:style-name="Internet_20_link" text:visited-style-name="Visited_20_Internet_20_Link">xavier.faure@ac-reims.fr</text:a> </text:p>
      <text:p text:style-name="P35">03.25.84.48.03</text:p>
      <text:p text:style-name="P35"/>
      <text:p text:style-name="P5">objet : <text:span text:style-name="T77">candidature</text:span> au poste de « chargé de mission de coordination art et culture au sein de la DSDEN de la Haute-Marne. » <text:span text:style-name="T77">(lettre de motivation)</text:span></text:p>
      <text:p text:style-name="Standard"/>
      <text:p text:style-name="Standard"/>
      <text:p text:style-name="Standard"/>
      <text:p text:style-name="Standard"/>
      <text:p text:style-name="P32">Nogent, le 23 avril 202<text:span text:style-name="T78">1</text:span></text:p>
      <text:p text:style-name="Standard"/>
      <text:p text:style-name="Standard">Madame, Monsieur,</text:p>
      <text:p text:style-name="Standard"/>
      <text:p text:style-name="Standard"><text:span text:style-name="T82">Vous trouverez ci-après ma lettre de motivation pour le </text:span>poste de « chargé de mission de coordination art et culture au sein de la DSDEN de la Haute-Marne. »</text:p>
      <text:p text:style-name="Standard"/>
      <text:p text:style-name="P21">J'enseigne les Lettres Classiques depuis <text:span text:style-name="T6">2004 </text:span>au collège Camille Flammarion et la disponibilité de ce poste a retenu mon attention.</text:p>
      <text:p text:style-name="Standard"/>
      <text:p text:style-name="P13">Très investi professionnellement dans mon travail <text:span text:style-name="T81">(mention « excellent » au PPCR en 2021)</text:span>, je participe depuis plus de dix à de nombreux projets culturels, <text:span text:style-name="T83">en grande partie proposés par Mme Fondeur. Je trouverais intéressant de poursuivre mon investissement en prolongeant ces projets, en participation cette fois à leur élaboration et à leur mise en œuvre.</text:span></text:p>
      <text:p text:style-name="P10"/>
      <text:p text:style-name="P12"><text:span text:style-name="T79">J’ai </text:span>la chance de profiter de la vie culturelle du Grand Est ; je trouve remarquable que le secteur de la culture soit généreusement financé par l’Etat et les collectivités locales. Quel plaisir, par exemple, de pouvoir <text:span text:style-name="T68">visiter </text:span>en famille les expositions du centre Pompidou à Metz ou de voir le Signe sortir de terre et proposer d’intéressantes rétrospectives <text:span text:style-name="T71">mais aussi de mettre en valeur tant de graphistes contemporains </text:span>! Ces exemples confirment ma volonté de prolonger mon travail d’articulation entre l’enseignement et la culture.</text:p>
      <text:p text:style-name="P10"/>
      <text:p text:style-name="P42"><text:span text:style-name="T80">J</text:span>'ai beaucoup apprécié le travail de Mme Fondeur et <text:span text:style-name="T60">prendrais plaisir à</text:span> poursuivre ce qu'elle a proposé pendant tant d'années. <text:span text:style-name="T41">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18"/>
      <text:p text:style-name="P18"/>
      <text:p text:style-name="P31"/>
      <text:p text:style-name="P18">Respectueusement,</text:p>
      <text:p text:style-name="P18"/>
      <text:p text:style-name="P18">M. Faure</text:p>
      <text:p text:style-name="Standard"/>
      <text:p text:style-name="Standard"/>
      <text:p text:style-name="Standard"/>
      <text:p text:style-name="Standard"/>
      <text:p text:style-name="Standard"/>
      <text:p text:style-name="Standard"/>
      <text:p text:style-name="P57"><text:soft-page-break/>Xavier Faure</text:p>
      <text:p text:style-name="P19">Enseignant de Lettres Classiques au collège Camille Flammarion <text:span text:style-name="T38">(Val-de-Meuse, 52140)</text:span></text:p>
      <text:p text:style-name="P19"><text:a xlink:type="simple" xlink:href="mailto:xavier.faure@ac-reims.fr" text:style-name="Internet_20_link" text:visited-style-name="Visited_20_Internet_20_Link">xavier.faure@ac-reims.fr</text:a> </text:p>
      <text:p text:style-name="P36">03.25.84.48.03</text:p>
      <text:p text:style-name="P36"/>
      <text:p text:style-name="P6">objet : <text:span text:style-name="T77">candidature</text:span> au poste de « chargé de mission de coordination art et culture au sein de la DSDEN de la Haute-Marne. » <text:span text:style-name="T77">(</text:span><text:span text:style-name="T11">curriculum </text:span><text:span text:style-name="T12">v</text:span><text:span text:style-name="T11">itae</text:span><text:span text:style-name="T77">)</text:span></text:p>
      <text:p text:style-name="P6"/>
      <text:p text:style-name="P6"/>
      <text:p text:style-name="P6"/>
      <text:p text:style-name="P58"/>
      <text:p text:style-name="P33">Nogent, le 23 avril 202<text:span text:style-name="T78">1</text:span></text:p>
      <text:p text:style-name="P43"/>
      <text:p text:style-name="P43">Madame, Monsieur,</text:p>
      <text:p text:style-name="P43"/>
      <text:p text:style-name="P44"><text:span text:style-name="T82">Vous trouverez ci-après mon </text:span><text:span text:style-name="T10">curriculum vitae</text:span><text:span text:style-name="T26"> pour le </text:span>poste de « chargé de mission de coordination art et culture au sein de la DSDEN de la Haute-Marne. »</text:p>
      <text:p text:style-name="P58"/>
      <text:p text:style-name="P63">Curriculum Vitae</text:p>
      <text:p text:style-name="P48"><text:span text:style-name="T50">•</text:span> <text:span text:style-name="T4">licence de Lettres Classiques, licence de Philosophie</text:span></text:p>
      <text:p text:style-name="P51"><text:span text:style-name="T50">•</text:span> <text:span text:style-name="T3">CAPES externe de Lettres Classiques</text:span></text:p>
      <text:p text:style-name="P52"><text:span text:style-name="T50">•</text:span> ERAEI, en charge de l’échange avec la <text:span text:style-name="T7">Freie Schule</text:span><text:span text:style-name="T13"> de Köln (Allemagne) </text:span><text:span text:style-name="T15">depuis 2006</text:span><text:span text:style-name="T15"><text:note text:id="ftn1" text:note-class="footnote"><text:note-citation>1</text:note-citation><text:note-body><text:p text:style-name="P47"><text:s/><text:a xlink:type="simple" xlink:href="https://www.freie-schule-koeln.de/author/till_admin/page/7/" text:style-name="Internet_20_link" text:visited-style-name="Visited_20_Internet_20_Link">https://www.freie-schule-koeln.de/author/till_admin/page/7/</text:a></text:p></text:note-body></text:note></text:span><text:span text:style-name="T15">. J’ai géré seul ce partenariat pendant </text:span><text:span text:style-name="T16">deux</text:span><text:span text:style-name="T15"> </text:span><text:span text:style-name="T16">ans, à ses débuts</text:span><text:span text:style-name="T13">.</text:span></text:p>
      <text:p text:style-name="P53"/>
      <text:p text:style-name="P2">Participation aux projets proposés par Mme Fondeur</text:p>
      <text:p text:style-name="P26">J'ai eu la chance de participer à de nombreux projets que proposai<text:span text:style-name="T27">t</text:span> Mme Fondeur <text:span text:style-name="T54">et ai donc une solide expérience de l’organisation – côté enseignant – des</text:span> PAG<text:span text:style-name="T27">s</text:span>, <text:span text:style-name="T55">des </text:span>résidence<text:span text:style-name="T39">s</text:span> d'auteurs <text:span text:style-name="T55">et de diverses opérations comme « </text:span>collégiens au cinéma » et « collégiens au théâtre ». A titre d'exemple,</text:p>
      <text:p text:style-name="P26"/>
      <text:p text:style-name="P49"><text:span text:style-name="T50">•</text:span> chaque année depuis dix ans au moins, l'un<text:span text:style-name="T29">e</text:span> de mes classes est inscrite à un PAG; depuis trois ans j'ai régulièrement deux classes inscrites à un ou deux PAG<text:span text:style-name="T28">s</text:span>. Ainsi, en 2020-2021, mes deux classes de cinquièmes sont inscrites au PAG « lecture à haute voix »</text:p>
      <text:p text:style-name="P51"><text:span text:style-name="T50">•</text:span> chaque année j'inscris mes 6e au dispositif « collège au cinéma »</text:p>
      <text:p text:style-name="P51"><text:span text:style-name="T50">•</text:span> il y a quelques années j'avais anticipé sans le savoir le dispositif « collégiens au spectacle » en faisant profiter mes troisièmes des spectacles du Nouveau Relax. Depuis que « collégiens au spectacle » existe, j'inscris donc mes troisièmes à ce dispositif.</text:p>
      <text:p text:style-name="P54"/>
      <text:p text:style-name="P20">Ces projets m'ont permis de belles rencontres (Sébastien Lacroix<text:note text:id="ftn2" text:note-class="footnote"><text:note-citation>2</text:note-citation><text:note-body><text:p text:style-name="P46"><text:s/><text:a xlink:type="simple" xlink:href="https://lacsenova.wixsite.com/sebastienlacroix" text:style-name="Internet_20_link" text:visited-style-name="Visited_20_Internet_20_Link">https://lacsenova.wixsite.com/sebastienlacroix</text:a> </text:p></text:note-body></text:note>, Anne Mulpa<text:span text:style-name="T69">s</text:span><text:note text:id="ftn3" text:note-class="footnote"><text:note-citation>3</text:note-citation><text:note-body><text:p text:style-name="P46"><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4" text:note-class="footnote"><text:note-citation>4</text:note-citation><text:note-body><text:p text:style-name="P46"><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20"/>
      <text:p text:style-name="P22">J’ai apprécié la diversité du travail demandé : reconstituer une villa gallo-romaine en 3D<text:note text:id="ftn5" text:note-class="footnote"><text:note-citation>5</text:note-citation><text:note-body><text:p text:style-name="P46"><text:s/><text:a xlink:type="simple" xlink:href="https://www.youtube.com/watch?v=pvL6aws4ZJg" text:style-name="Internet_20_link" text:visited-style-name="Visited_20_Internet_20_Link">https://www.youtube.com/watch?v=pvL6aws4ZJg</text:a> </text:p></text:note-body></text:note> <text:span text:style-name="T30">avec une archéologue (Mme Claire Serrano)</text:span> ou travailler avec un marionnet<text:span text:style-name="T51">t</text:span>iste <text:span text:style-name="T32">(avec Antonin Lebrun en 2009-2010</text:span><text:span text:style-name="T32"><text:note text:id="ftn6" text:note-class="footnote"><text:note-citation>6</text:note-citation><text:note-body><text:p text:style-name="P46"><text:s/><text:a xlink:type="simple" xlink:href="https://www.artsdelamarionnette.eu/identite/antonin-lebrun/" text:style-name="Internet_20_link" text:visited-style-name="Visited_20_Internet_20_Link">https://www.artsdelamarionnette.eu/identite/antonin-lebrun/</text:a> </text:p></text:note-body></text:note></text:span><text:span text:style-name="T32">) ouvre des perspectives </text:span>oblige à se remettre en question, ce que <text:span text:style-name="T31">je trouve agréable</text:span>.</text:p>
      <text:p text:style-name="P37"><text:soft-page-break/>A l’invitation de Mme Fondeur, j’avais participé à une table ronde sur les enjeux du numérique à l’école en <text:span text:style-name="T42">2019</text:span>. J’avais <text:span text:style-name="T42">la même</text:span> <text:span text:style-name="T43">année </text:span>animé un atelier à CANOPE pour montrer l’intérêt des <text:span text:style-name="T35">story-maps</text:span><text:span text:style-name="T35"><text:note text:id="ftn7" text:note-class="footnote"><text:note-citation>7</text:note-citation><text:note-body><text:p text:style-name="P46"><text:s/><text:a xlink:type="simple" xlink:href="https://storymap.knightlab.com/" text:style-name="Internet_20_link" text:visited-style-name="Visited_20_Internet_20_Link">https://storymap.knightlab.com/</text:a> </text:p></text:note-body></text:note></text:span><text:span text:style-name="T35">.</text:span></text:p>
      <text:p text:style-name="P59"/>
      <text:p text:style-name="P29"><text:span text:style-name="T62">Activité</text:span><text:span text:style-name="T63">s</text:span><text:span text:style-name="T62"> interdisciplinaire</text:span><text:span text:style-name="T63">s</text:span></text:p>
      <text:p text:style-name="P8">Tous les documents proposés à mes élèves sont <text:span text:style-name="T25">librement </text:span>disponibles <text:span text:style-name="T25">sur le net</text:span><text:note text:id="ftn8" text:note-class="footnote"><text:note-citation>8</text:note-citation><text:note-body><text:p text:style-name="P46"><text:s/><text:a xlink:type="simple" xlink:href="https://github.com/suizokukan/discipulis" text:style-name="Internet_20_link" text:visited-style-name="Visited_20_Internet_20_Link">https://github.com/suizokukan/discipulis</text:a> </text:p></text:note-body></text:note>. <text:span text:style-name="T33">Je suis également responsable d’une chaîne YouTube présentant mon travail au collège</text:span><text:span text:style-name="T33"><text:note text:id="ftn9" text:note-class="footnote"><text:note-citation>9</text:note-citation><text:note-body><text:p text:style-name="P46"><text:s/><text:a xlink:type="simple" xlink:href="https://www.youtube.com/user/clgcamilleflammarion" text:style-name="Internet_20_link" text:visited-style-name="Visited_20_Internet_20_Link">https://www.youtube.com/user/clgcamilleflammarion</text:a></text:p></text:note-body></text:note></text:span><text:span text:style-name="T33">.</text:span></text:p>
      <text:p text:style-name="P3"/>
      <text:p text:style-name="Standard">Mon activité en tant qu'enseignant se caractérise par mon goût pour l'interdisciplinarité:</text:p>
      <text:p text:style-name="P50"><text:span text:style-name="T50">•</text:span> mon épouse étant enseignante d'arts plastiques, une partie de mes cours est basée sur l’<text:span text:style-name="T76">analyse et la </text:span>lecture d'images appliqué<text:span text:style-name="T76">es</text:span> à des œuvres d'art <text:span text:style-name="T24">(</text:span><text:span text:style-name="T8">cf </text:span><text:span text:style-name="T14">cet</text:span><text:span text:style-name="T24"> exemple</text:span><text:note text:id="ftn10" text:note-class="footnote"><text:note-citation>10</text:note-citation><text:note-body><text:p text:style-name="P46"><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24">). Cette abbée encore, afin d’améliorer les résultats de fluence qui étaient particulièrement mauvais chez mes sixièmes, j’ai incité mes élèves à des analyses orales problématisées de certaines œuvres d’art (liste</text:span><text:span text:style-name="T18"><text:note text:id="ftn11" text:note-class="footnote"><text:note-citation>11</text:note-citation><text:note-body><text:p text:style-name="P46"><text:s/><text:a xlink:type="simple" xlink:href="https://github.com/suizokukan/discipulis/blob/master/F6/œuvres%20d'art%20présentées.pdf" text:style-name="Internet_20_link" text:visited-style-name="Visited_20_Internet_20_Link">https://github.com/suizokukan/discipulis/blob/master/F6/%C5%93uvres%20d'art%20pr%C3%A9sent%C3%A9es.pdf</text:a> </text:p></text:note-body></text:note></text:span><text:span text:style-name="T24">). Depuis plus de dix ans je travaille activement avec mes élèves de troisièmes sur l’oral du brevet, notamment sur ce qui s’appelait il y a peu « histoire des arts »</text:span><text:span text:style-name="T24"><text:note text:id="ftn12" text:note-class="footnote"><text:note-citation>12</text:note-citation><text:note-body><text:p text:style-name="P46"><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24">.</text:span></text:p>
      <text:p text:style-name="P55"><text:span text:style-name="T50">•</text:span> <text:span text:style-name="T3">mon goût pour l’épistémologie me permet de proposer des activités scientifiques à mes élèves : réflexion sur le décodage des consignes de mathématiques pour les cinquièmes</text:span><text:span text:style-name="T3"><text:note text:id="ftn13" text:note-class="footnote"><text:note-citation>13</text:note-citation><text:note-body><text:p text:style-name="P46"><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3">, présentation du théorème de Didon pour les quatrièmes latinistes</text:span><text:span text:style-name="T3"><text:note text:id="ftn14" text:note-class="footnote"><text:note-citation>14</text:note-citation><text:note-body><text:p text:style-name="P46"><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3">, expérience d’Archimède et de la couronne d’or pour les hellénistes (avec la participation de M. Renoud, mon collègue de sciences-physiques)</text:span><text:span text:style-name="T3"><text:note text:id="ftn15" text:note-class="footnote"><text:note-citation>15</text:note-citation><text:note-body><text:p text:style-name="P46"><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3">. </text:span></text:p>
      <text:p text:style-name="P55"><text:span text:style-name="T50">•</text:span> <text:span text:style-name="T3">mon goût pour les langues fait que nombre de documents donnés à mes élèves font mention de l’anglais et de l’allemand, langues que je pratique régulièrement</text:span><text:span text:style-name="T3"><text:note text:id="ftn16" text:note-class="footnote"><text:note-citation>16</text:note-citation><text:note-body><text:p text:style-name="P46"><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3">. En ce mois de mai 2021 je participerai ainsi avec ma collègue d’allemand, Mme Canova, à l’oral blanc d’allemand préparant les troisièmes à la section européenne.</text:span></text:p>
      <text:p text:style-name="P55"><text:span text:style-name="T50">•</text:span><text:span text:style-name="T44"> je travaille depuis plus de dix ans en étroite collaboration avec le professeur documentaliste de mon collège, Mme Demoncy. A titre d’exemple, cette année, j’ai demandé à recevoir pour la troisième année consécutive l’exposition </text:span><text:span text:style-name="T9">Cartooning for Peace</text:span><text:span text:style-name="T17"> et en ai fait profiter les quatre classes que j’ai en français</text:span><text:span text:style-name="T17"><text:note text:id="ftn17" text:note-class="footnote"><text:note-citation>17</text:note-citation><text:note-body><text:p text:style-name="P46"><text:s/><text:a xlink:type="simple" xlink:href="https://github.com/suizokukan/discipulis/blob/master/F6/S7_images_photo/Cartooning%20for%20peace%20correction.pdf" text:style-name="Internet_20_link" text:visited-style-name="Visited_20_Internet_20_Link">https://github.com/suizokukan/discipulis/blob/master/F6/S7_images_photo/Cartooning%20for%20peace%20correction.pdf</text:a> </text:p></text:note-body></text:note></text:span><text:span text:style-name="T17">.</text:span></text:p>
      <text:p text:style-name="P56"/>
      <text:p text:style-name="P41"><text:span text:style-name="T73">Ainsi, l</text:span>e travail <text:span text:style-name="T73">avec des personnes variées</text:span> me paraît naturel : cette année, je suis <text:span text:style-name="T72">à nouveau</text:span> élu au C.A. de mon collège et membre du conseil école-collège pour lequel j’ai développé avec mon collègue de technologie un jeu pour les futurs CM2 basé sur <text:span text:style-name="T52">d</text:span>es Q<text:span text:style-name="T34">R</text:span> codes. <text:span text:style-name="T74">J’ai à plusieurs reprises mené des projets avec les collègues du premier degré et ai même eu le plaisir d’enseigner quelques heures à l’école primaire de Montigny le Roi dans le cadre du passage de la CM2 à la 6</text:span><text:span text:style-name="T75">e</text:span><text:span text:style-name="T74">. </text:span></text:p>
      <text:p text:style-name="P23"/>
      <text:p text:style-name="P2"><text:soft-page-break/>Participation à d’autres projets</text:p>
      <text:p text:style-name="Standard">J'ai toujours désiré prolonger mon activité devant élèves par d'autres projets. J'ai ainsi été rédacteur du site Musagora<text:note text:id="ftn18" text:note-class="footnote"><text:note-citation>18</text:note-citation><text:note-body><text:p text:style-name="P46"><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5">alors IA-IPR de Lettres</text:span>. J'ai eu également la chance de participer au projet Vivre l'Art<text:note text:id="ftn19" text:note-class="footnote"><text:note-citation>19</text:note-citation><text:note-body><text:p text:style-name="P14"><text:span text:style-name="T21"><text:s/></text:span><text:a xlink:type="simple" xlink:href="http://www.crdp-reims.fr/vivrelart" text:style-name="Internet_20_link" text:visited-style-name="Visited_20_Internet_20_Link"><text:span text:style-name="T21">http://www.crdp-reims.fr/vivrelart</text:span></text:a> </text:p></text:note-body></text:note> sous la direction de M. Guérin (IA-IPR d'Arts Plastiques) et de Patrick Le Chanu, conservateur en chef du patrimoine.</text:p>
      <text:p text:style-name="Standard"/>
      <text:p text:style-name="Standard">J'ai été <text:span text:style-name="T23">plusieurs fois </text:span>formateur <text:span text:style-name="T40">dans l’académie de Reims ; par exemple,</text:span> en 2018-2019 <text:span text:style-name="T23">j’</text:span>ai animé avec Christian Petit une formation consacrée à l'histoire des arts.</text:p>
      <text:p text:style-name="Standard"/>
      <text:p text:style-name="Standard">Cet aspect <text:span text:style-name="T37">inter</text:span>disciplinaire m'a conduit à animer pendant trois ans un club de cinéma d'animation; notre travail a été récompensé par un prix européen décerné en <text:span text:style-name="T19">2010</text:span> par le Goethe Institut, prix remis à Berlin à nos élèves ainsi qu'à moi et à mon épouse.</text:p>
      <text:p text:style-name="Standard"/>
      <text:p text:style-name="P25"><text:span text:style-name="T45">Ma curiosité fait que j</text:span>’apprécie <text:span text:style-name="T45">de </text:span>solliciter des <text:span text:style-name="T46">professionnels</text:span> pour les inviter à travailler avec moi. <text:span text:style-name="T47">Sur mon invitation, </text:span>Sylvestre Huet<text:note text:id="ftn20" text:note-class="footnote"><text:note-citation>20</text:note-citation><text:note-body><text:p text:style-name="P46"><text:s/><text:a xlink:type="simple" xlink:href="https://fr.wikipedia.org/wiki/Sylvestre_Huet" text:style-name="Internet_20_link" text:visited-style-name="Visited_20_Internet_20_Link">https://fr.wikipedia.org/wiki/Sylvestre_Huet</text:a> </text:p></text:note-body></text:note>, alors journaliste <text:span text:style-name="T70">scientifique </text:span>à Libération, <text:span text:style-name="T36">aujourd’hui au Monde, a eu la gentillesse de venir de Paris lors d’une journée consacrée au bouleversement climatique. De même, ai-je eu le plaisir d’inviter M. André Bailly, spécialiste du patois haut-marnais</text:span><text:span text:style-name="T36"><text:note text:id="ftn21" text:note-class="footnote"><text:note-citation>21</text:note-citation><text:note-body><text:p text:style-name="P46"><text:s/><text:a xlink:type="simple" xlink:href="https://www.decitre.fr/livres/le-patois-du-sud-haut-marnais-9782878254822.html" text:style-name="Internet_20_link" text:visited-style-name="Visited_20_Internet_20_Link">https://www.decitre.fr/livres/le-patois-du-sud-haut-marnais-9782878254822.html</text:a> </text:p></text:note-body></text:note></text:span><text:span text:style-name="T36">, qui a accepté d’intervenir il y a quelques années avec mes élèves sur des questions linguistiques. De manière général, un œil extérieur sur mon travail me paraît indispensable pour éviter toute routine.</text:span></text:p>
      <text:p text:style-name="P25"/>
      <text:p text:style-name="P27">Ces projets, souvent exigeants pour moi, m’ont appris l’importance <text:span text:style-name="T48">que peuvent avoir l</text:span>es qualités <text:span text:style-name="T53">de</text:span> <text:span text:style-name="T53">rédaction</text:span> <text:span text:style-name="T49">et d’organisation (par exemple des plannings)</text:span>, <text:span text:style-name="T48">et la nécessité absolue de finir ce qui est commencé.</text:span></text:p>
      <text:p text:style-name="P27"/>
      <text:p text:style-name="P28">Enfin, je me fais un devoir de participer autant que faire se peut à la vie culturelle autour de mon collège. Cette année encore mes élèves profiteront <text:span text:style-name="T66">du déplacement offert vers certains sites </text:span>(Château de Joinville pour mes cinquièmes cette année <text:span text:style-name="T59">en juin</text:span>), ont participé à quelques concours (deux de mes élèves de troisièmes ont gagné <text:span text:style-name="T65">le</text:span> prix <text:span text:style-name="T58">de la dictée AMOPA</text:span>) <text:span text:style-name="T59">et se sont déplacés comme il y a un an et demi au Salon du Livre de Troyes.</text:span></text:p>
      <text:p text:style-name="Standard"/>
      <text:p text:style-name="P7">Importance de l’art à mes yeux</text:p>
      <text:p text:style-name="P38">L’art ne se réduit pas pour moi à sa fonction illustrative. Je considère qu’il est un <text:span text:style-name="T56">moyen d’émancipation intellectuelle et sociale et qu’à ce titre, les élèves les plus en difficulté sont ceux qui peuvent en tirer le plus grand profit. </text:span></text:p>
      <text:p text:style-name="P40"><text:span text:style-name="T56">Dans mon collège, l’intégration avec l’ITEP Henry Viet</text:span><text:span text:style-name="T56"><text:note text:id="ftn22" text:note-class="footnote"><text:note-citation>22</text:note-citation><text:note-body><text:p text:style-name="P46"><text:s/><text:a xlink:type="simple" xlink:href="https://annuaire.action-sociale.org/?p=itep-henri-viet-montigny-rue-madeleine-520003203&amp;details=caracteristiques" text:style-name="Internet_20_link" text:visited-style-name="Visited_20_Internet_20_Link">https://annuaire.action-sociale.org/?p=itep-henri-viet-montigny-rue-madeleine-520003203&amp;details=caracteristiques</text:a> </text:p></text:note-body></text:note></text:span><text:span text:style-name="T56"> <text:s/>est exemplaire et nombre d’élèves de cet établissement sont inclus dans les classes dont j’ai la charge. Le cinéma joue une rôle important dans mon travail avec ces élèves ; l’opération « collège au cinéma » est donc pleinement intégrée dans mes cours et l’expérience montre que l’enseignement du français en sixième est facilité quand il s’appuie sur des œuvres visuelles. La clef est d’intégrer au mieux les réflexions sur l’art avec le cours de français pour que jamais une œuvre ne soit réduite à ses qualités visuelles les plus banales mais que l’œuvre d’art permette de manipuler en profondeur des concepts esthétiques et linguistiques.</text:span></text:p>
      <text:p text:style-name="P39"/>
      <text:p text:style-name="P61"/>
      <text:p text:style-name="P4"><text:soft-page-break/>Evaluation de mon travail d’enseignant</text:p>
      <text:p text:style-name="P45">Dans le cadre du PPCR j'ai obtenu la <text:span text:style-name="T22">mention</text:span> « Excellen<text:span text:style-name="T20">t »</text:span> en 2021.</text:p>
      <text:p text:style-name="P62"/>
      <text:p text:style-name="P34"><text:span text:style-name="T61">En </text:span><text:span text:style-name="T64">conclusion</text:span></text:p>
      <text:p text:style-name="P9">J’ai bien conscience des lacunes dans mon parcours, comme ma faible connaissance des activités liées à la musique ou encore ma vision assez floue des liens qu’entretiennent les différents organismes <text:span text:style-name="T57">présidant au choix des projets proposés chaque année aux enseignants.</text:span></text:p>
      <text:p text:style-name="P9"/>
      <text:p text:style-name="P11">Ceci dit, je considère avoir la chance de profiter de la vie culturelle du Grand Est ; je trouve remarquable que le secteur de la culture soit généreusement financé par l’Etat et les collectivités locales. Quel plaisir, par exemple, de pouvoir <text:span text:style-name="T68">visiter </text:span>en famille les expositions du centre Pompidou à Metz ou de voir le Signe sortir de terre et proposer d’intéressantes rétrospectives <text:span text:style-name="T71">mais aussi de mettre en valeur tant de graphistes contemporains </text:span>! Ces exemples confirment ma volonté de prolonger mon travail d’articulation entre l’enseignement et la culture.</text:p>
      <text:p text:style-name="P9"/>
      <text:p text:style-name="Standard"><text:span text:style-name="T67">Pour conclure, j</text:span>'ai beaucoup apprécié le travail de Mme Fondeur et <text:span text:style-name="T60">prendrais plaisir à</text:span> poursuivre ce qu'elle a proposé pendant tant d'années. <text:span text:style-name="T41">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15"/>
      <text:p text:style-name="P15"/>
      <text:p text:style-name="P30"/>
      <text:p text:style-name="P16">Respectueusement,</text:p>
      <text:p text:style-name="P16"/>
      <text:p text:style-name="P16">M. Fa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paragraph-rsid="00b139b6" style:font-size-asian="9pt" style:font-size-complex="9pt"/>
    </style:style>
    <style:style style:name="MT1" style:family="text">
      <style:text-properties fo:font-size="7pt" officeooo:rsid="00b139b6" style:font-size-asian="7pt" style:font-size-complex="7pt"/>
    </style:style>
    <style:style style:name="MT2" style:family="text">
      <style:text-properties fo:font-size="7pt"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Xavier Faure / candidature</text:span><text:span text:style-name="MT2"> au poste de « chargé de mission de coordination art et culture au sein de la DSDEN de la Haute-Marne. » <text:s text:c="2"/></text:span><text:s/><text:page-number text:select-page="current">5</text:page-number><text:s/>/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23T10:28:59.444025864</dc:date>
    <meta:editing-duration>P1DT18H4M20S</meta:editing-duration>
    <meta:editing-cycles>209</meta:editing-cycles>
    <meta:generator>LibreOffice/6.0.7.3$Linux_X86_64 LibreOffice_project/00m0$Build-3</meta:generator>
    <meta:print-date>2021-05-23T09:33:36.153290835</meta:print-date>
    <meta:document-statistic meta:table-count="0" meta:image-count="0" meta:object-count="0" meta:page-count="5" meta:paragraph-count="83" meta:word-count="1865" meta:character-count="13284" meta:non-whitespace-character-count="11449"/>
  </office:meta>
</office:document-meta>
</file>